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r11" style:family="presentation" style:parent-style-name="Domyślnie-subtitle" style:list-style-name="L1">
      <style:graphic-properties draw:fill-color="#ffffff" draw:auto-grow-height="true" fo:min-height="9.134cm"/>
    </style:style>
    <style:style style:name="pr12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443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Płyną nasze lata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Płyną, płyną nasze lata</text:span></text:p>
            <text:p text:style-name="P5"><text:span text:style-name="T5">W zapomnienia mroczną dal.</text:span></text:p>
            <text:p text:style-name="P5"><text:span text:style-name="T5">Radość z smutkiem życie splata,</text:span></text:p>
            <text:p text:style-name="P5"><text:span text:style-name="T5">Tylko dni minionych ż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5" draw:text-style-name="P6" draw:layer="layout" svg:width="25.199cm" svg:height="9.731cm" svg:x="1.4cm" svg:y="3.386cm" presentation:class="subtitle" presentation:user-transformed="true">
          <draw:text-box>
            <text:p text:style-name="P5"><text:span text:style-name="T4">Refren: </text:span><text:span text:style-name="T5">Płynie, płynie rok za rokiem,</text:span></text:p>
            <text:p text:style-name="P5"><text:span text:style-name="T5">Życie schodzi prędkim krokiem!</text:span></text:p>
            <text:p text:style-name="P5"><text:span text:style-name="T5">Przeszłość się pokrywa mrokiem,</text:span></text:p>
            <text:p text:style-name="P5"><text:span text:style-name="T5">Wnet już przyjdzie Chrystus Pan!</text:span></text:p>
            <text:p text:style-name="P5"><text:span text:style-name="T5">Przeszłość się pokrywa mrokiem,</text:span></text:p>
            <text:p text:style-name="P5"><text:span text:style-name="T5">Wnet już przyjdzie Chrystus Pa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Jeśli chcesz, by życie twoje</text:span></text:p>
            <text:p text:style-name="P5"><text:span text:style-name="T5">Z pięknych się splatało dni,</text:span></text:p>
            <text:p text:style-name="P5"><text:span text:style-name="T5">Złóż na Pana troski swoje:</text:span></text:p>
            <text:p text:style-name="P5"><text:span text:style-name="T5">On pomoże zawsze ci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7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Płynie, płynie rok za rokiem,</text:span></text:p>
            <text:p text:style-name="P7"><text:span text:style-name="T5">Życie schodzi prędkim krokiem!</text:span></text:p>
            <text:p text:style-name="P7"><text:span text:style-name="T5">Przeszłość się pokrywa mrokiem,</text:span></text:p>
            <text:p text:style-name="P7"><text:span text:style-name="T5">Wnet już przyjdzie Chrystus Pan!</text:span></text:p>
            <text:p text:style-name="P7"><text:span text:style-name="T5">Przeszłość się pokrywa mrokiem,</text:span></text:p>
            <text:p text:style-name="P7"><text:span text:style-name="T5">Wnet już przyjdzie Chrystus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8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Zbawcy powierz swoje drogi,</text:span></text:p>
            <text:p text:style-name="P5"><text:span text:style-name="T5">On za rękę weźmie cię.</text:span></text:p>
            <text:p text:style-name="P5"><text:span text:style-name="T5">Z Nim ominiesz ciernie wrogie,</text:span></text:p>
            <text:p text:style-name="P5"><text:span text:style-name="T5">Z Nim spokojne życie tw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9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Płynie, płynie rok za rokiem,</text:span></text:p>
            <text:p text:style-name="P7"><text:span text:style-name="T5">Życie schodzi prędkim krokiem!</text:span></text:p>
            <text:p text:style-name="P7"><text:span text:style-name="T5">Przeszłość się pokrywa mrokiem,</text:span></text:p>
            <text:p text:style-name="P7"><text:span text:style-name="T5">Wnet już przyjdzie Chrystus Pan!</text:span></text:p>
            <text:p text:style-name="P7"><text:span text:style-name="T5">Przeszłość się pokrywa mrokiem,</text:span></text:p>
            <text:p text:style-name="P7"><text:span text:style-name="T5">Wnet już przyjdzie Chrystus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10" draw:text-style-name="P8" draw:layer="layout" svg:width="25.199cm" svg:height="9.134cm" svg:x="1.4cm" svg:y="3.684cm" presentation:class="subtitle">
          <draw:text-box>
            <text:p text:style-name="P7"><text:span text:style-name="T4">4.</text:span><text:span text:style-name="T5"> Kto wytrwale szedł do celu,</text:span></text:p>
            <text:p text:style-name="P7"><text:span text:style-name="T5">W czas spokojny, czy wśród burz,</text:span></text:p>
            <text:p text:style-name="P7"><text:span text:style-name="T5">Ten w radości i weselu</text:span></text:p>
            <text:p text:style-name="P7"><text:span text:style-name="T5">U niebiańskich spocznie wzgórz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43</text:span></text:p>
          </draw:text-box>
        </draw:frame>
        <draw:frame presentation:style-name="pr11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Płynie, płynie rok za rokiem,</text:span></text:p>
            <text:p text:style-name="P7"><text:span text:style-name="T5">Życie schodzi prędkim krokiem!</text:span></text:p>
            <text:p text:style-name="P7"><text:span text:style-name="T5">Przeszłość się pokrywa mrokiem,</text:span></text:p>
            <text:p text:style-name="P7"><text:span text:style-name="T5">Wnet już przyjdzie Chrystus Pan!</text:span></text:p>
            <text:p text:style-name="P7"><text:span text:style-name="T5">Przeszłość się pokrywa mrokiem,</text:span></text:p>
            <text:p text:style-name="P7"><text:span text:style-name="T5">Wnet już przyjdzie Chrystus Pan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2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7T17:39:19.829120277</dc:date>
    <meta:editing-duration>PT17M4S</meta:editing-duration>
    <meta:editing-cycles>4</meta:editing-cycles>
    <meta:generator>LibreOffice/6.1.5.2$Linux_ARM_EABI LibreOffice_project/10$Build-2</meta:generator>
    <meta:document-statistic meta:object-count="61"/>
  </office:meta>
</office:document-meta>
</file>